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bruit de mes bottes résonne dans l'imposant couloir de l'imposant bâtiment. Comme souvent, ma démarche est assurée, franche. Mais aujourd'hui, une bonne oreille pourrait par moment déceler une légèrement dissonance dans le rythme de mes pas. Oui, vous m'avez bien lu. Aujourd'hui, moi, Cirilla, Élue de la Colère et éminente membre de l'état-major Vollhyr, je boîte. Enfin je boîte, c'est un bien grand mot. Disons que la cadence de mes pas est parfois irrégulière. Voilà. N'allez pas vous faire des idées. Je suis toujours bien plus digne que vous, croyez-moi. Mais cela n'importe que peu.</text:p>
      <text:p text:style-name="Standard"/>
      <text:p text:style-name="Standard">Mon corps garde des séquelles de mon dernier affrontement, et c'est précisément la raison de ma venue en ces lieux. Cet événement a eu le mérite de m'envoyer un message clair : je suis pas assez forte. Alors il faut m'entraîner. Et qui de mieux indiqué pour cela que la cheffe de nos armées en personne ? Pour être tout à fait franche, je ne crois pas que Sigrun Eldrdrakens soit la combattante la plus forte du royaume -il n'est pas impossible, en toute modestie, que je sois déjà meilleure qu'elle, mais ne le répétez pas-, mais elle possède au moins l'expérience et la discipline qui me font défaut. Sa réputation la précède, et tout est bon à prendre.</text:p>
      <text:p text:style-name="Standard"/>
      <text:p text:style-name="Standard">Je ne l'ai à vrai dire que peu côtoyée. Je sais que c'est une femme qui a un goût prononcé pour la bienséance et les protocoles, ce qui a le mérité de la placer plutôt haut dans mon estime -oui, il en faut peu, mais que voulez-vous, chacun ses critères-. Je ne suis ceci dit pas sûre que ce soit réciproque -étrange, qui donc pourrait ne pas m'apprécier?-. Pour le reste... eh bien je devrais pouvoir me faire une idée plus précise aujourd'hui.</text:p>
      <text:p text:style-name="Standard"/>
      <text:p text:style-name="Standard">J'arrive finalement devant la porte du bureau du chef des armées et frappe à celle-ci. Une fois invitée à rentrer, je fais quelques pas à l'intérieur, mon regard grisâtre se perdant machinalement pour faire le tour de la pièce. Non que cela m'intéresse particulièrement, mais vous connaissez cette irrésistible curiosité qui nous étreint lorsque nous découvrons un nouvel endroit.</text:p>
      <text:p text:style-name="Standard"/>
      <text:p text:style-name="Standard">&lt;d1&gt;-Général Eldrdrakens. J'ai entendu dire que vous aviez eu quelques difficultés durant la Grande Chasse. J'espère que vous vous êtes remise de cet affrontement contre un... Grammung, c'est bien ça&amp;nbsp;?&lt;/d1&gt;</text:p>
      <text:p text:style-name="Standard">Bien. Les choses sérieuses peuvent commencer. Sigrun est en position, et visiblement prête à en découdre. Et nous avons l'attention de toute l'assemblée. A vrai dire, tout le monde a mis en pause son entraînement pour observer l'affrontement qui s'apprête à se dérouler sous leurs yeux. Ce n'est pas tous les jours qu'on peut assister à une telle leçon. Je tire ma lame de son fourreau et me retourne pour faire face à mon adversaire du jour. Un frisson parcourt mon échine. Je crois qu'avoir du public me galvanise. Ma langue claque à nouveau, d'excitation cette fois-ci. Voyons si j'ai bien fait de venir quémander de l'aide auprès de notre générale. Ma deuxième main se pose sur la garde de ma fidèle épée et je me mets en garde.</text:p>
      <text:p text:style-name="Standard"/>
      <text:p text:style-name="Standard">&lt;d1&gt;-Comme vous voulez. C'est vous la maîtresse d'arme.&lt;/d1&gt;</text:p>
      <text:p text:style-name="Standard"/>
      <text:p text:style-name="Standard">Je m'élance, enchaînant quelques passes on ne peut plus simples. Sans surprise, Sigrun les pare sans difficultés. Mais ne nous emballons pas. Il s'agit ici d'un simple échauffement. La tension risque fort de monter. Les premiers échanges sont aussi classiques qu'on peut le faire. C'en est presque ennuyant tant aucune de nous deux ne force son talent. Pourtant je suis prête à parier que la majorité des soldats qui nous regardent ne serait pas capable de soutenir ce rythme plus de quelques secondes. Aussi simples et académiques soient-ils, les coups que nous nous échangeons n'en restent pas moins diablement précis et rapides, et un bretteur confirmé pourrait témoigner de la qualité de nos jeux de jambes respectifs.</text:p>
      <text:p text:style-name="Standard"/>
      <text:p text:style-name="Standard">Pour être tout à fait honnête avec vous, je suis surtout en train de tester les talents de Sigrun. Voir jusqu'à où j'ai besoin de pousser mon art pour la mettre en difficulté. Car malgré ses réticences, je ne suis pas venue quérir son assistance pour m'entraîner contre un mannequin de bois. Si je suis <text:soft-page-break/>venue, c'est bien parce qu'un homme m'a vaincue à l'apogée de ma puissance. Et sans difficulté, excusez du peu. Alors rien ne sert de tourner autour du pot trop longtemps. C'est seulement à la limite que je pourrai apprendre quelque chose. Si mes assauts sont pour l'instant mesurés, je reste à l'affût de la moindre ouverture dans la garde de la cheffe des armées.</text:p>
      <text:p text:style-name="Standard"/>
      <text:p text:style-name="Standard">&lt;d1&gt;-Vous vous défendez bien, pour quelqu'un qui vient d'affronter un Grammung.&lt;/d1&gt;</text:p>
      <text:p text:style-name="Standard"/>
      <text:p text:style-name="Standard">Je ne sais pas vraiment si ma phrase a vocation à la provoquer. Mais je crois que je commence assez rapidement à m'ennuyer. Sans que je n'y prête véritablement attention, mes coups se font plus incisifs. Plus rapides. Plus puissants, à mesure que la douleur dans ma cuisse se fait elle-même plus insistante. Si je ne fais pas plus attention, l'une de nous deux pourrait finir par véritablement se blesser.</text:p>
      <text:p text:style-name="Standard"/>
      <text:p text:style-name="Standard">Et tant mieux.</text:p>
      <text:p text:style-name="P1">Je suis venue demander de l'aide dans le seul but de progresser. Pour ne plus avoir à ployer le genou face à mes adversaires. Je dois jouer le rôle de l'élève dans cet affrontement factice. Prendre les conseils tels qu'ils sont, tels qu'ils viennent. Alors pourquoi les remarques de Sigrun m'exaspèrent au plus haut point ? Est-ce que finalement, je n'étais pas venue chercher à me rassurer, à me prouver à moi-même que je dominais toujours mon sujet lorsque l'on en venait au combat ? Je ne sais pas si elle cherche volontairement à me provoquer, mais une chose est sûre : ça fonctionne.</text:p>
      <text:p text:style-name="Standard"/>
      <text:p text:style-name="Standard">&lt;d1&gt;-Alors comme ça j'attaque faiblement hein ?&lt;/d1&gt;</text:p>
      <text:p text:style-name="Standard"/>
      <text:p text:style-name="Standard">Si elle veut que je me donne, je vais me donner. Mes pieds glissent sur le sol dans une rotation fluide, pivotant sur moi-même pour trouver un angle découvert. Je repars à l'attaque, sérieusement cette fois-ci. Je ne supporte pas qu'on me prenne de haut -ce qui, je vous le concède, est paradoxal pour quelqu'un venu chercher des leçons-. Je sens déjà la Colère insuffler dans mes veines, excitant mon organisme à la manière d'un stéroïde. Mes coups se font plus vifs, plus forts, plus précis. Je ne sens pour ainsi dire plus la douleur dans ma cuisse, l'adrénaline faisant son office.</text:p>
      <text:p text:style-name="Standard"/>
      <text:p text:style-name="Standard">Il n'y a plus que le combat.</text:p>
      <text:p text:style-name="Standard"/>
      <text:p text:style-name="Standard">Instinctivement, j'applique bien malgré moi les suggestions au fur et à mesure qu'elles viennent. Que dire, j'ai toujours été une bonne soldate, malgré ma réticence à être dirigée. La prise sur la garde de ma lame se fait moins forte. Les enchaînements sont plus rapides. Les talons se plantent plus profondément. Tout devient un jeu d'essais-erreurs. Chaque fois que la générale des armées me prodigue un conseil, mon corps l'applique presque machinalement dans la phase suivante. Bien rapidement j'arrive à un stade où je ne me retiens plus. Les coups pleuvent, il n'y a plus aucune retenue. </text:p>
      <text:p text:style-name="Standard"/>
      <text:p text:style-name="Standard">Seulement la fureur. </text:p>
      <text:p text:style-name="Standard"/>
      <text:p text:style-name="Standard">La Colère que l'on puisse identifier aussi facilement des lacunes dans mon style de combat que j'ai passé des décennies à travailler. La Colère d'être éclopée. La Colère de ne pas avoir vaincu l'armure de l'Orque. La Colère de voir Vollheim aussi misérable. Les émotions se mélangent mais pour l'instant se canalisent dans mes compétences de combat, comme un catalyseur de concentration. L'intégralité de ma Colère est dirigée dans mon bras, qui s'abat sans relâche sur la garde de la générale.</text:p>
      <text:p text:style-name="Standard"/>
      <text:p text:style-name="Standard">Reste à savoir combien de temps nous allons pouvoir continuer comme cela sans que quelqu'un ne soit blesser.</text:p>
      <text:p text:style-name="P1">Elle ne comprend pas. Ne [i]peut pas[/i] comprendre. Comment le pourrait-elle ? La Colère n'est, pour moi, pas qu'un sentiment. Je l'ai toujours été. Et s'il a fallu plus d'une soixantaine d'années pour que Naelim le réalise, il en a toujours été ainsi. Cela dépasse largement le cadre des émotions qui nous envahissent sur le champ de bataille. J'imagine que, quelque part, ses paroles ont du sens. Pour un soldat classique. Mais cela ne peut s'appliquer à moi. C'est la Colère qui guide mon bras. C'est Elle qui me mène sur la route que j'arpente.</text:p>
      <text:p text:style-name="Standard"/>
      <text:p text:style-name="Standard">La surpasser ? Douce utopie.</text:p>
      <text:p text:style-name="Standard"/>
      <text:p text:style-name="Standard">C'est de toute façon mon destin. Je suis une élue des Dieux. La Colère me définit. C'est une fatalité à laquelle je ne peux me soustraire. Mon libre arbitre m'a été volé à l'instant même où cette marque est apparue sur ma main. Je n'ai pas le privilège de choisir d'y céder ou non. J'ai perdu le contrôle il y a bien longtemps. Et je n'ai jamais été supposée l'avoir. C'est ce que tout le monde attend de moi de toute façon, n'est-ce pas ? Dieux, êtres vivants... Tel est mon rôle. Me laisser dominer par cette émotion, tel est mon sort. Si je me suis améliorée au cours de notre affrontement, ce n'est que grâce à un entraînement rigoureux et une discipline militaire qu'il m'a fallu des décennies pour obtenir.</text:p>
      <text:p text:style-name="Standard"/>
      <text:p text:style-name="Standard">Puiser dans mes souvenirs ? Dans mes rêves ? Encore faudrait-il que j'en ai. Mais l'idée est séduisante. Je sais que j'ai un brasier dans le cœur. Je le sens. Mais je ne pense pas être en mesure de l'éteindre. Il éclipse tout. Je sais que c'est ma faiblesse. Mais c'est aussi ma force. Je ne peux lutter contre. C'est au-delà de mes forces. Mais la vraie question est : le veux-je seulement ?</text:p>
      <text:p text:style-name="Standard"/>
      <text:p text:style-name="Standard">Ceci est une autre histoire.</text:p>
      <text:p text:style-name="Standard"/>
      <text:p text:style-name="Standard">Je ne jette pas un regard en direction de Sigrun alors qu'elle s'éloigne de moi. J'ai atteint un autre stade frustration.</text:p>
      <text:p text:style-name="Standard"/>
      <text:p text:style-name="Standard">&lt;d1&gt;-Tu parles d'une victoire...&lt;/d1&gt;<text:line-break/></text:p>
      <text:p text:style-name="Standard">D'un geste rageur, j'envoie valser mon épée à plusieurs mètres de là. Les rares soldats encore présents ne se font pas prier pour quitter les lieux, me laissant seule avec ma rage. La violence de ma faiblesse me heurte de plein fouet.z Incapable de contenir ses émotions, et ça se veut représentante de son pays ? La plaisanterie est salée. Il ne me reste à présent que deux chemins possibles à emprunter : embrasser la Colère comme je l'ai toujours fait, mais plus profondément encore, jusqu'à ce qu'elle me consume entièrement et m'envahisse de sa force. Ou alors essayer d'appliquer les conseils de la générale et tenter de la dominer.</text:p>
      <text:p text:style-name="Standard"/>
      <text:p text:style-name="Standard">Reste à savoir lequel je suis encore capable de 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0T10:58:46.03</meta:creation-date>
    <dc:date>2023-10-11T09:20:01.61</dc:date>
    <meta:editing-duration>PT14H34M40S</meta:editing-duration>
    <meta:editing-cycles>580</meta:editing-cycles>
    <meta:generator>OpenOffice/4.1.13$Win32 OpenOffice.org_project/4113m1$Build-9810</meta:generator>
    <meta:document-statistic meta:table-count="0" meta:image-count="0" meta:object-count="0" meta:page-count="4" meta:paragraph-count="29" meta:word-count="1718" meta:character-count="9999"/>
  </office:meta>
</office:document-meta>
</file>